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6429in"/>
    </style:style>
    <style:style style:name="co2" style:family="table-column">
      <style:table-column-properties fo:break-before="auto" style:column-width="5.289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0.8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Co-change-class</text:p>
          </table:table-cell>
          <table:table-cell office:value-type="string" calcext:value-type="string">
            <text:p>Violation</text:p>
          </table:table-cell>
          <table:table-cell office:value-type="string" calcext:value-type="string">
            <text:p>Comon-percentage</text:p>
          </table:table-cell>
          <table:table-cell office:value-type="string" calcext:value-type="string">
            <text:p>Common-count</text:p>
          </table:table-cell>
          <table:table-cell office:value-type="string" calcext:value-type="string">
            <text:p>Total(Class)</text:p>
          </table:table-cell>
        </table:table-row>
        <table:table-row table:style-name="ro1">
          <table:table-cell office:value-type="string" calcext:value-type="string">
            <text:p>/trunk/src/com/eteks/sweethome3d/swing/HomePane.java</text:p>
          </table:table-cell>
          <table:table-cell office:value-type="string" calcext:value-type="string">
            <text:p>/trunk/src/com/eteks/sweethome3d/HomeFramePane.java</text:p>
          </table:table-cell>
          <table:table-cell office:value-type="float" office:value="1" calcext:value-type="float">
            <text:p>1</text:p>
          </table:table-cell>
          <table:table-cell office:value-type="float" office:value="3.33333333333333" calcext:value-type="float">
            <text:p>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/trunk/src/com/eteks/sweethome3d/swing/HomePane.java</text:p>
          </table:table-cell>
          <table:table-cell office:value-type="string" calcext:value-type="string">
            <text:p>/trunk/src/com/eteks/sweethome3d/SweetHome3D.java</text:p>
          </table:table-cell>
          <table:table-cell office:value-type="float" office:value="1" calcext:value-type="float">
            <text:p>1</text:p>
          </table:table-cell>
          <table:table-cell office:value-type="float" office:value="3.33333333333333" calcext:value-type="float">
            <text:p>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/trunk/src/com/eteks/sweethome3d/swing/HomeFurniturePanel.java</text:p>
          </table:table-cell>
          <table:table-cell office:value-type="string" calcext:value-type="string">
            <text:p>/trunk/src/com/eteks/sweethome3d/j3d/HomePieceOfFurniture3D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/com/eteks/sweethome3d/swing/HomeFurniturePanel.java</text:p>
          </table:table-cell>
          <table:table-cell office:value-type="string" calcext:value-type="string">
            <text:p>/trunk/src/com/eteks/sweethome3d/j3d/OBJWriter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/com/eteks/sweethome3d/model/UserPreferences.java</text:p>
          </table:table-cell>
          <table:table-cell office:value-type="string" calcext:value-type="string">
            <text:p>/trunk/src/com/eteks/sweethome3d/SweetHome3D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/com/eteks/sweethome3d/viewcontroller/ViewFactory.java</text:p>
          </table:table-cell>
          <table:table-cell office:value-type="string" calcext:value-type="string">
            <text:p>/trunk/src/com/eteks/sweethome3d/applet/AppletApplicatio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viewcontroller/ImportedFurnitureWizardController.java</text:p>
          </table:table-cell>
          <table:table-cell office:value-type="string" calcext:value-type="string">
            <text:p>/trunk/src/com/eteks/sweethome3d/swing/ImportedFurnitureWizardStepsPane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test/com/eteks/sweethome3d/junit/TransferHandlerTest.java</text:p>
          </table:table-cell>
          <table:table-cell office:value-type="string" calcext:value-type="string">
            <text:p>/trunk/src/com/eteks/sweethome3d/HomeFramePane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test/com/eteks/sweethome3d/junit/TransferHandlerTest.java</text:p>
          </table:table-cell>
          <table:table-cell office:value-type="string" calcext:value-type="string">
            <text:p>/trunk/src/com/eteks/sweethome3d/applet/AppletApplication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/com/eteks/sweethome3d/applet/HomeAppletController.java</text:p>
          </table:table-cell>
          <table:table-cell office:value-type="string" calcext:value-type="string">
            <text:p>/trunk/src/com/eteks/sweethome3d/HomeFramePane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/com/eteks/sweethome3d/applet/HomeAppletController.java</text:p>
          </table:table-cell>
          <table:table-cell office:value-type="string" calcext:value-type="string">
            <text:p>/trunk/src/com/eteks/sweethome3d/applet/AppletApplication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/com/eteks/sweethome3d/model/Home.java</text:p>
          </table:table-cell>
          <table:table-cell office:value-type="string" calcext:value-type="string">
            <text:p>/trunk/src/com/eteks/sweethome3d/applet/AppletApplication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/com/eteks/sweethome3d/model/HomeApplication.java</text:p>
          </table:table-cell>
          <table:table-cell office:value-type="string" calcext:value-type="string">
            <text:p>/trunk/src/com/eteks/sweethome3d/MacOSXConfiguratio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model/HomeApplication.java</text:p>
          </table:table-cell>
          <table:table-cell office:value-type="string" calcext:value-type="string">
            <text:p>/trunk/src/com/eteks/sweethome3d/SweetHome3D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applet/AppletApplication.java</text:p>
          </table:table-cell>
          <table:table-cell office:value-type="string" calcext:value-type="string">
            <text:p>/trunk/src/com/eteks/sweethome3d/HomeFramePane.java</text:p>
          </table:table-cell>
          <table:table-cell office:value-type="float" office:value="1" calcext:value-type="float">
            <text:p>1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trunk/src/com/eteks/sweethome3d/applet/AppletApplication.java</text:p>
          </table:table-cell>
          <table:table-cell office:value-type="string" calcext:value-type="string">
            <text:p>/trunk/src/com/eteks/sweethome3d/MacOSXConfiguration.java</text:p>
          </table:table-cell>
          <table:table-cell office:value-type="float" office:value="1" calcext:value-type="float">
            <text:p>1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trunk/src/com/eteks/sweethome3d/swing/PhotoPanel.java</text:p>
          </table:table-cell>
          <table:table-cell office:value-type="string" calcext:value-type="string">
            <text:p>/trunk/src/com/eteks/sweethome3d/SweetHome3DBootstrap.java</text:p>
          </table:table-cell>
          <table:table-cell office:value-type="float" office:value="1" calcext:value-type="float">
            <text:p>1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/com/eteks/sweethome3d/swing/PhotoPanel.java</text:p>
          </table:table-cell>
          <table:table-cell office:value-type="string" calcext:value-type="string">
            <text:p>/trunk/src/com/eteks/sweethome3d/applet/AppletApplication.java</text:p>
          </table:table-cell>
          <table:table-cell office:value-type="float" office:value="1" calcext:value-type="float">
            <text:p>1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/com/eteks/sweethome3d/swing/LabelPanel.java</text:p>
          </table:table-cell>
          <table:table-cell office:value-type="string" calcext:value-type="string">
            <text:p>/trunk/src/com/eteks/sweethome3d/swing/HomeFurniturePane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swing/LabelPanel.java</text:p>
          </table:table-cell>
          <table:table-cell office:value-type="string" calcext:value-type="string">
            <text:p>/trunk/src/com/eteks/sweethome3d/swing/ImportedFurnitureWizardStepsPane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io/DefaultHomeInputStream.java</text:p>
          </table:table-cell>
          <table:table-cell office:value-type="string" calcext:value-type="string">
            <text:p>/trunk/src/com/eteks/sweethome3d/io/FileUser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viewcontroller/FurnitureController.java</text:p>
          </table:table-cell>
          <table:table-cell office:value-type="string" calcext:value-type="string">
            <text:p>/trunk/src/com/eteks/sweethome3d/j3d/HomePieceOfFurniture3D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/com/eteks/sweethome3d/viewcontroller/FurnitureController.java</text:p>
          </table:table-cell>
          <table:table-cell office:value-type="string" calcext:value-type="string">
            <text:p>/trunk/src/com/eteks/sweethome3d/j3d/OBJWriter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/com/eteks/sweethome3d/viewcontroller/VideoController.java</text:p>
          </table:table-cell>
          <table:table-cell office:value-type="string" calcext:value-type="string">
            <text:p>/trunk/src/com/eteks/sweethome3d/applet/AppletApplicatio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swing/UnfocusableToolBar.java</text:p>
          </table:table-cell>
          <table:table-cell office:value-type="string" calcext:value-type="string">
            <text:p>/trunk/src/com/eteks/sweethome3d/swing/HomePane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swing/PrintPreviewPanel.java</text:p>
          </table:table-cell>
          <table:table-cell office:value-type="string" calcext:value-type="string">
            <text:p>/trunk/src/com/eteks/sweethome3d/applet/AppletContentManager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/com/eteks/sweethome3d/swing/PrintPreviewPanel.java</text:p>
          </table:table-cell>
          <table:table-cell office:value-type="string" calcext:value-type="string">
            <text:p>/trunk/src/com/eteks/sweethome3d/swing/BackgroundImageWizardStepsPanel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/com/eteks/sweethome3d/swing/SwingTools.java</text:p>
          </table:table-cell>
          <table:table-cell office:value-type="string" calcext:value-type="string">
            <text:p>/trunk/src/com/eteks/sweethome3d/applet/AppletUser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14.2857142857143" calcext:value-type="float">
            <text:p>14.285714285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trunk/src/com/eteks/sweethome3d/swing/SwingTools.java</text:p>
          </table:table-cell>
          <table:table-cell office:value-type="string" calcext:value-type="string">
            <text:p>/trunk/src/com/eteks/sweethome3d/io/DefaultUser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14.2857142857143" calcext:value-type="float">
            <text:p>14.285714285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trunk/test/com/eteks/sweethome3d/junit/PlanComponentTest.java</text:p>
          </table:table-cell>
          <table:table-cell office:value-type="string" calcext:value-type="string">
            <text:p>/trunk/src/com/eteks/sweethome3d/swing/PlanComponent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test/com/eteks/sweethome3d/junit/PlanComponentTest.java</text:p>
          </table:table-cell>
          <table:table-cell office:value-type="string" calcext:value-type="string">
            <text:p>/trunk/src/com/eteks/sweethome3d/viewcontroller/PlanControll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HomeFramePane.java</text:p>
          </table:table-cell>
          <table:table-cell office:value-type="string" calcext:value-type="string">
            <text:p>/trunk/src/com/eteks/sweethome3d/applet/HomeAppletController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/com/eteks/sweethome3d/swing/SwingViewFactory.java</text:p>
          </table:table-cell>
          <table:table-cell office:value-type="string" calcext:value-type="string">
            <text:p>/trunk/src/com/eteks/sweethome3d/SweetHome3DBootstrap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/com/eteks/sweethome3d/swing/SwingViewFactory.java</text:p>
          </table:table-cell>
          <table:table-cell office:value-type="string" calcext:value-type="string">
            <text:p>/trunk/src/com/eteks/sweethome3d/applet/AppletApplication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/com/eteks/sweethome3d/model/Camera.java</text:p>
          </table:table-cell>
          <table:table-cell office:value-type="string" calcext:value-type="string">
            <text:p>/trunk/src/com/eteks/sweethome3d/applet/AppletApplicatio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swing/UserPreferencesPanel.java</text:p>
          </table:table-cell>
          <table:table-cell office:value-type="string" calcext:value-type="string">
            <text:p>/trunk/src/com/eteks/sweethome3d/applet/AppletUser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/com/eteks/sweethome3d/swing/UserPreferencesPanel.java</text:p>
          </table:table-cell>
          <table:table-cell office:value-type="string" calcext:value-type="string">
            <text:p>/trunk/src/com/eteks/sweethome3d/io/DefaultUser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/com/eteks/sweethome3d/j3d/OBJLoader.java</text:p>
          </table:table-cell>
          <table:table-cell office:value-type="string" calcext:value-type="string">
            <text:p>/trunk/src/com/eteks/sweethome3d/swing/ImportedFurnitureWizardStepsPanel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/com/eteks/sweethome3d/io/DefaultHomeOutputStream.java</text:p>
          </table:table-cell>
          <table:table-cell office:value-type="string" calcext:value-type="string">
            <text:p>/trunk/src/com/eteks/sweethome3d/io/FileUser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swing/FurnitureCatalogListPanel.java</text:p>
          </table:table-cell>
          <table:table-cell office:value-type="string" calcext:value-type="string">
            <text:p>/trunk/src/com/eteks/sweethome3d/applet/AppletUser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11.1111111111111" calcext:value-type="float">
            <text:p>11.11111111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/com/eteks/sweethome3d/swing/FurnitureCatalogListPanel.java</text:p>
          </table:table-cell>
          <table:table-cell office:value-type="string" calcext:value-type="string">
            <text:p>/trunk/src/com/eteks/sweethome3d/io/DefaultUser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11.1111111111111" calcext:value-type="float">
            <text:p>11.11111111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/com/eteks/sweethome3d/viewcontroller/HomeFurnitureController.java</text:p>
          </table:table-cell>
          <table:table-cell office:value-type="string" calcext:value-type="string">
            <text:p>/trunk/src/com/eteks/sweethome3d/j3d/HomePieceOfFurniture3D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/com/eteks/sweethome3d/viewcontroller/HomeFurnitureController.java</text:p>
          </table:table-cell>
          <table:table-cell office:value-type="string" calcext:value-type="string">
            <text:p>/trunk/src/com/eteks/sweethome3d/j3d/OBJWriter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/com/eteks/sweethome3d/SweetHome3DBootstrap.java</text:p>
          </table:table-cell>
          <table:table-cell office:value-type="string" calcext:value-type="string">
            <text:p>/trunk/src/com/eteks/sweethome3d/applet/AppletApplication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test/com/eteks/sweethome3d/junit/PackageDependenciesTest.java</text:p>
          </table:table-cell>
          <table:table-cell office:value-type="string" calcext:value-type="string">
            <text:p>/trunk/src/com/eteks/sweethome3d/applet/AppletApplicatio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applet/ViewerHelper.java</text:p>
          </table:table-cell>
          <table:table-cell office:value-type="string" calcext:value-type="string">
            <text:p>/trunk/src/com/eteks/sweethome3d/SweetHome3D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/com/eteks/sweethome3d/applet/ViewerHelper.java</text:p>
          </table:table-cell>
          <table:table-cell office:value-type="string" calcext:value-type="string">
            <text:p>/trunk/src/com/eteks/sweethome3d/SweetHome3DBootstrap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/com/eteks/sweethome3d/io/DefaultTexturesCatalog.java</text:p>
          </table:table-cell>
          <table:table-cell office:value-type="string" calcext:value-type="string">
            <text:p>/trunk/src/com/eteks/sweethome3d/SweetHome3D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/com/eteks/sweethome3d/io/DefaultTexturesCatalog.java</text:p>
          </table:table-cell>
          <table:table-cell office:value-type="string" calcext:value-type="string">
            <text:p>/trunk/src/com/eteks/sweethome3d/applet/AppletUser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/com/eteks/sweethome3d/viewcontroller/FurnitureCatalogController.java</text:p>
          </table:table-cell>
          <table:table-cell office:value-type="string" calcext:value-type="string">
            <text:p>/trunk/src/com/eteks/sweethome3d/applet/AppletUser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viewcontroller/FurnitureCatalogController.java</text:p>
          </table:table-cell>
          <table:table-cell office:value-type="string" calcext:value-type="string">
            <text:p>/trunk/src/com/eteks/sweethome3d/io/DefaultUser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swing/ThreadedTaskPanel.java</text:p>
          </table:table-cell>
          <table:table-cell office:value-type="string" calcext:value-type="string">
            <text:p>/trunk/src/com/eteks/sweethome3d/applet/AppletContentManager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/com/eteks/sweethome3d/swing/ThreadedTaskPanel.java</text:p>
          </table:table-cell>
          <table:table-cell office:value-type="string" calcext:value-type="string">
            <text:p>/trunk/src/com/eteks/sweethome3d/swing/BackgroundImageWizardStepsPanel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/com/eteks/sweethome3d/j3d/TextureManager.java</text:p>
          </table:table-cell>
          <table:table-cell office:value-type="string" calcext:value-type="string">
            <text:p>/trunk/src/com/eteks/sweethome3d/swing/IconManag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swing/VideoPanel.java</text:p>
          </table:table-cell>
          <table:table-cell office:value-type="string" calcext:value-type="string">
            <text:p>/trunk/src/com/eteks/sweethome3d/SweetHome3DBootstrap.java</text:p>
          </table:table-cell>
          <table:table-cell office:value-type="float" office:value="1" calcext:value-type="float">
            <text:p>1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/com/eteks/sweethome3d/swing/VideoPanel.java</text:p>
          </table:table-cell>
          <table:table-cell office:value-type="string" calcext:value-type="string">
            <text:p>/trunk/src/com/eteks/sweethome3d/applet/AppletApplication.java</text:p>
          </table:table-cell>
          <table:table-cell office:value-type="float" office:value="1" calcext:value-type="float">
            <text:p>1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/com/eteks/sweethome3d/swing/NullableSpinner.java</text:p>
          </table:table-cell>
          <table:table-cell office:value-type="string" calcext:value-type="string">
            <text:p>/trunk/src/com/eteks/sweethome3d/swing/AutoCommitSpinner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/com/eteks/sweethome3d/swing/NullableSpinner.java</text:p>
          </table:table-cell>
          <table:table-cell office:value-type="string" calcext:value-type="string">
            <text:p>/trunk/src/com/eteks/sweethome3d/swing/Home3DAttributesPanel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/com/eteks/sweethome3d/swing/BackgroundImageWizardStepsPanel.java</text:p>
          </table:table-cell>
          <table:table-cell office:value-type="string" calcext:value-type="string">
            <text:p>/trunk/src/com/eteks/sweethome3d/applet/AppletContentManager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/com/eteks/sweethome3d/swing/BackgroundImageWizardStepsPanel.java</text:p>
          </table:table-cell>
          <table:table-cell office:value-type="string" calcext:value-type="string">
            <text:p>/trunk/src/com/eteks/sweethome3d/swing/FileContentManager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/com/eteks/sweethome3d/plugin/PluginManager.java</text:p>
          </table:table-cell>
          <table:table-cell office:value-type="string" calcext:value-type="string">
            <text:p>/trunk/src/com/eteks/sweethome3d/io/DefaultHomeInputStre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plugin/PluginManager.java</text:p>
          </table:table-cell>
          <table:table-cell office:value-type="string" calcext:value-type="string">
            <text:p>/trunk/src/com/eteks/sweethome3d/io/DefaultHomeOutputStre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applet/AppletUserPreferences.java</text:p>
          </table:table-cell>
          <table:table-cell office:value-type="string" calcext:value-type="string">
            <text:p>/trunk/src/com/eteks/sweethome3d/SweetHome3D.java</text:p>
          </table:table-cell>
          <table:table-cell office:value-type="float" office:value="1" calcext:value-type="float">
            <text:p>1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/com/eteks/sweethome3d/applet/AppletUserPreferences.java</text:p>
          </table:table-cell>
          <table:table-cell office:value-type="string" calcext:value-type="string">
            <text:p>/trunk/src/com/eteks/sweethome3d/applet/AppletApplication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/com/eteks/sweethome3d/swing/HomeComponent3D.java</text:p>
          </table:table-cell>
          <table:table-cell office:value-type="string" calcext:value-type="string">
            <text:p>/trunk/src/com/eteks/sweethome3d/SweetHome3DBootstrap.java</text:p>
          </table:table-cell>
          <table:table-cell office:value-type="float" office:value="1" calcext:value-type="float">
            <text:p>1</text:p>
          </table:table-cell>
          <table:table-cell office:value-type="float" office:value="4.76190476190476" calcext:value-type="float">
            <text:p>4.761904761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/trunk/src/com/eteks/sweethome3d/swing/HomeComponent3D.java</text:p>
          </table:table-cell>
          <table:table-cell office:value-type="string" calcext:value-type="string">
            <text:p>/trunk/src/com/eteks/sweethome3d/applet/AppletApplication.java</text:p>
          </table:table-cell>
          <table:table-cell office:value-type="float" office:value="1" calcext:value-type="float">
            <text:p>1</text:p>
          </table:table-cell>
          <table:table-cell office:value-type="float" office:value="4.76190476190476" calcext:value-type="float">
            <text:p>4.761904761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/trunk/src/com/eteks/sweethome3d/model/CatalogTexture.java</text:p>
          </table:table-cell>
          <table:table-cell office:value-type="string" calcext:value-type="string">
            <text:p>/trunk/src/com/eteks/sweethome3d/io/DefaultTexturesCatalog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io/FileUserPreferences.java</text:p>
          </table:table-cell>
          <table:table-cell office:value-type="string" calcext:value-type="string">
            <text:p>/trunk/src/com/eteks/sweethome3d/SweetHome3D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/com/eteks/sweethome3d/io/FileUserPreferences.java</text:p>
          </table:table-cell>
          <table:table-cell office:value-type="string" calcext:value-type="string">
            <text:p>/trunk/src/com/eteks/sweethome3d/applet/AppletUser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/com/eteks/sweethome3d/viewcontroller/ContentManager.java</text:p>
          </table:table-cell>
          <table:table-cell office:value-type="string" calcext:value-type="string">
            <text:p>/trunk/src/com/eteks/sweethome3d/SweetHome3D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/com/eteks/sweethome3d/model/Wall.java</text:p>
          </table:table-cell>
          <table:table-cell office:value-type="string" calcext:value-type="string">
            <text:p>/trunk/src/com/eteks/sweethome3d/viewcontroller/PlanControll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swing/JPEGImagesToVideo.java</text:p>
          </table:table-cell>
          <table:table-cell office:value-type="string" calcext:value-type="string">
            <text:p>/trunk/src/com/eteks/sweethome3d/applet/AppletApplicatio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swing/FileContentManager.java</text:p>
          </table:table-cell>
          <table:table-cell office:value-type="string" calcext:value-type="string">
            <text:p>/trunk/src/com/eteks/sweethome3d/SweetHome3D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/com/eteks/sweethome3d/swing/FileContentManager.java</text:p>
          </table:table-cell>
          <table:table-cell office:value-type="string" calcext:value-type="string">
            <text:p>/trunk/src/com/eteks/sweethome3d/SweetHome3DBootstrap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/com/eteks/sweethome3d/MacOSXConfiguration.java</text:p>
          </table:table-cell>
          <table:table-cell office:value-type="string" calcext:value-type="string">
            <text:p>/trunk/src/com/eteks/sweethome3d/SweetHome3D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/com/eteks/sweethome3d/MacOSXConfiguration.java</text:p>
          </table:table-cell>
          <table:table-cell office:value-type="string" calcext:value-type="string">
            <text:p>/trunk/src/com/eteks/sweethome3d/applet/AppletApplication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/com/eteks/sweethome3d/model/HomeEnvironment.java</text:p>
          </table:table-cell>
          <table:table-cell office:value-type="string" calcext:value-type="string">
            <text:p>/trunk/src/com/eteks/sweethome3d/applet/AppletApplication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/com/eteks/sweethome3d/swing/ImportedTextureWizardStepsPanel.java</text:p>
          </table:table-cell>
          <table:table-cell office:value-type="string" calcext:value-type="string">
            <text:p>/trunk/src/com/eteks/sweethome3d/applet/AppletContentManager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/com/eteks/sweethome3d/swing/ImportedTextureWizardStepsPanel.java</text:p>
          </table:table-cell>
          <table:table-cell office:value-type="string" calcext:value-type="string">
            <text:p>/trunk/src/com/eteks/sweethome3d/swing/BackgroundImageWizardStepsPanel.java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/com/eteks/sweethome3d/swing/FurnitureCatalogTree.java</text:p>
          </table:table-cell>
          <table:table-cell office:value-type="string" calcext:value-type="string">
            <text:p>/trunk/src/com/eteks/sweethome3d/SweetHome3D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/com/eteks/sweethome3d/swing/FurnitureCatalogTree.java</text:p>
          </table:table-cell>
          <table:table-cell office:value-type="string" calcext:value-type="string">
            <text:p>/trunk/src/com/eteks/sweethome3d/applet/SweetHome3DApplet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/com/eteks/sweethome3d/swing/Home3DAttributesPanel.java</text:p>
          </table:table-cell>
          <table:table-cell office:value-type="string" calcext:value-type="string">
            <text:p>/trunk/src/com/eteks/sweethome3d/swing/HomeComponent3D.java</text:p>
          </table:table-cell>
          <table:table-cell office:value-type="float" office:value="1" calcext:value-type="float">
            <text:p>1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/com/eteks/sweethome3d/swing/Home3DAttributesPanel.java</text:p>
          </table:table-cell>
          <table:table-cell office:value-type="string" calcext:value-type="string">
            <text:p>/trunk/src/com/eteks/sweethome3d/swing/NullableSpinner.java</text:p>
          </table:table-cell>
          <table:table-cell office:value-type="float" office:value="1" calcext:value-type="float">
            <text:p>1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/com/eteks/sweethome3d/swing/ImportedFurnitureWizardStepsPanel.java</text:p>
          </table:table-cell>
          <table:table-cell office:value-type="string" calcext:value-type="string">
            <text:p>/trunk/src/com/eteks/sweethome3d/applet/AppletContentManager.java</text:p>
          </table:table-cell>
          <table:table-cell office:value-type="float" office:value="1" calcext:value-type="float">
            <text:p>1</text:p>
          </table:table-cell>
          <table:table-cell office:value-type="float" office:value="9.09090909090909" calcext:value-type="float">
            <text:p>9.090909090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trunk/src/com/eteks/sweethome3d/swing/ImportedFurnitureWizardStepsPanel.java</text:p>
          </table:table-cell>
          <table:table-cell office:value-type="string" calcext:value-type="string">
            <text:p>/trunk/src/com/eteks/sweethome3d/j3d/OBJLoader.java</text:p>
          </table:table-cell>
          <table:table-cell office:value-type="float" office:value="1" calcext:value-type="float">
            <text:p>1</text:p>
          </table:table-cell>
          <table:table-cell office:value-type="float" office:value="9.09090909090909" calcext:value-type="float">
            <text:p>9.090909090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trunk/src/com/eteks/sweethome3d/applet/SweetHome3DApplet.java</text:p>
          </table:table-cell>
          <table:table-cell office:value-type="string" calcext:value-type="string">
            <text:p>/trunk/src/com/eteks/sweethome3d/SweetHome3D.java</text:p>
          </table:table-cell>
          <table:table-cell office:value-type="float" office:value="1" calcext:value-type="float">
            <text:p>1</text:p>
          </table:table-cell>
          <table:table-cell office:value-type="float" office:value="5.88235294117647" calcext:value-type="float">
            <text:p>5.882352941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/trunk/src/com/eteks/sweethome3d/viewcontroller/HomeView.java</text:p>
          </table:table-cell>
          <table:table-cell office:value-type="string" calcext:value-type="string">
            <text:p>/trunk/src/com/eteks/sweethome3d/HomeFramePane.java</text:p>
          </table:table-cell>
          <table:table-cell office:value-type="float" office:value="1" calcext:value-type="float">
            <text:p>1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/com/eteks/sweethome3d/viewcontroller/HomeView.java</text:p>
          </table:table-cell>
          <table:table-cell office:value-type="string" calcext:value-type="string">
            <text:p>/trunk/src/com/eteks/sweethome3d/SweetHome3D.java</text:p>
          </table:table-cell>
          <table:table-cell office:value-type="float" office:value="1" calcext:value-type="float">
            <text:p>1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/com/eteks/sweethome3d/io/DefaultUserPreferences.java</text:p>
          </table:table-cell>
          <table:table-cell office:value-type="string" calcext:value-type="string">
            <text:p>/trunk/src/com/eteks/sweethome3d/SweetHome3D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/com/eteks/sweethome3d/io/DefaultUserPreferences.java</text:p>
          </table:table-cell>
          <table:table-cell office:value-type="string" calcext:value-type="string">
            <text:p>/trunk/src/com/eteks/sweethome3d/applet/AppletUser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/com/eteks/sweethome3d/applet/AppletContentManager.java</text:p>
          </table:table-cell>
          <table:table-cell office:value-type="string" calcext:value-type="string">
            <text:p>/trunk/src/com/eteks/sweethome3d/swing/FileContentManager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/com/eteks/sweethome3d/swing/RoomPanel.java</text:p>
          </table:table-cell>
          <table:table-cell office:value-type="string" calcext:value-type="string">
            <text:p>/trunk/src/com/eteks/sweethome3d/swing/HomeFurniturePanel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/com/eteks/sweethome3d/swing/RoomPanel.java</text:p>
          </table:table-cell>
          <table:table-cell office:value-type="string" calcext:value-type="string">
            <text:p>/trunk/src/com/eteks/sweethome3d/swing/ImportedFurnitureWizardStepsPanel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/com/eteks/sweethome3d/viewcontroller/UserPreferencesController.java</text:p>
          </table:table-cell>
          <table:table-cell office:value-type="string" calcext:value-type="string">
            <text:p>/trunk/src/com/eteks/sweethome3d/applet/AppletUser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/com/eteks/sweethome3d/viewcontroller/UserPreferencesController.java</text:p>
          </table:table-cell>
          <table:table-cell office:value-type="string" calcext:value-type="string">
            <text:p>/trunk/src/com/eteks/sweethome3d/io/DefaultUser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/com/eteks/sweethome3d/io/DefaultFurnitureCatalog.java</text:p>
          </table:table-cell>
          <table:table-cell office:value-type="string" calcext:value-type="string">
            <text:p>/trunk/src/com/eteks/sweethome3d/SweetHome3D.java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trunk/src/com/eteks/sweethome3d/viewcontroller/HomeController3D.java</text:p>
          </table:table-cell>
          <table:table-cell office:value-type="string" calcext:value-type="string">
            <text:p>/trunk/src/com/eteks/sweethome3d/swing/HomeComponent3D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/com/eteks/sweethome3d/viewcontroller/HomeController3D.java</text:p>
          </table:table-cell>
          <table:table-cell office:value-type="string" calcext:value-type="string">
            <text:p>/trunk/src/com/eteks/sweethome3d/swing/PlanComponent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/com/eteks/sweethome3d/swing/PlanComponent.java</text:p>
          </table:table-cell>
          <table:table-cell office:value-type="string" calcext:value-type="string">
            <text:p>/trunk/src/com/eteks/sweethome3d/SweetHome3DBootstrap.java</text:p>
          </table:table-cell>
          <table:table-cell office:value-type="float" office:value="1" calcext:value-type="float">
            <text:p>1</text:p>
          </table:table-cell>
          <table:table-cell office:value-type="float" office:value="3.57142857142857" calcext:value-type="float">
            <text:p>3.571428571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/trunk/src/com/eteks/sweethome3d/swing/PlanComponent.java</text:p>
          </table:table-cell>
          <table:table-cell office:value-type="string" calcext:value-type="string">
            <text:p>/trunk/src/com/eteks/sweethome3d/applet/AppletApplication.java</text:p>
          </table:table-cell>
          <table:table-cell office:value-type="float" office:value="1" calcext:value-type="float">
            <text:p>1</text:p>
          </table:table-cell>
          <table:table-cell office:value-type="float" office:value="3.57142857142857" calcext:value-type="float">
            <text:p>3.571428571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/trunk/src/com/eteks/sweethome3d/viewcontroller/HomeController.java</text:p>
          </table:table-cell>
          <table:table-cell office:value-type="string" calcext:value-type="string">
            <text:p>/trunk/src/com/eteks/sweethome3d/HomeFramePane.java</text:p>
          </table:table-cell>
          <table:table-cell office:value-type="float" office:value="1" calcext:value-type="float">
            <text:p>1</text:p>
          </table:table-cell>
          <table:table-cell office:value-type="float" office:value="7.14285714285714" calcext:value-type="float">
            <text:p>7.142857142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/trunk/src/com/eteks/sweethome3d/viewcontroller/HomeController.java</text:p>
          </table:table-cell>
          <table:table-cell office:value-type="string" calcext:value-type="string">
            <text:p>/trunk/src/com/eteks/sweethome3d/MacOSXConfiguration.java</text:p>
          </table:table-cell>
          <table:table-cell office:value-type="float" office:value="1" calcext:value-type="float">
            <text:p>1</text:p>
          </table:table-cell>
          <table:table-cell office:value-type="float" office:value="7.14285714285714" calcext:value-type="float">
            <text:p>7.142857142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/trunk/src/com/eteks/sweethome3d/swing/WallPanel.java</text:p>
          </table:table-cell>
          <table:table-cell office:value-type="string" calcext:value-type="string">
            <text:p>/trunk/src/com/eteks/sweethome3d/swing/RoomPanel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/com/eteks/sweethome3d/swing/PageSetupPanel.java</text:p>
          </table:table-cell>
          <table:table-cell office:value-type="string" calcext:value-type="string">
            <text:p>/trunk/src/com/eteks/sweethome3d/swing/HomeFurniturePanel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/com/eteks/sweethome3d/swing/PageSetupPanel.java</text:p>
          </table:table-cell>
          <table:table-cell office:value-type="string" calcext:value-type="string">
            <text:p>/trunk/src/com/eteks/sweethome3d/swing/ImportedFurnitureWizardStepsPanel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/com/eteks/sweethome3d/swing/IconManager.java</text:p>
          </table:table-cell>
          <table:table-cell office:value-type="string" calcext:value-type="string">
            <text:p>/trunk/src/com/eteks/sweethome3d/io/DefaultFurnitureCatalog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/com/eteks/sweethome3d/swing/IconManager.java</text:p>
          </table:table-cell>
          <table:table-cell office:value-type="string" calcext:value-type="string">
            <text:p>/trunk/src/com/eteks/sweethome3d/j3d/TextureManager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/com/eteks/sweethome3d/swing/FurnitureTable.java</text:p>
          </table:table-cell>
          <table:table-cell office:value-type="string" calcext:value-type="string">
            <text:p>/trunk/src/com/eteks/sweethome3d/j3d/HomePieceOfFurniture3D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/com/eteks/sweethome3d/swing/FurnitureTable.java</text:p>
          </table:table-cell>
          <table:table-cell office:value-type="string" calcext:value-type="string">
            <text:p>/trunk/src/com/eteks/sweethome3d/j3d/OBJWriter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/com/eteks/sweethome3d/viewcontroller/PlanController.java</text:p>
          </table:table-cell>
          <table:table-cell office:value-type="string" calcext:value-type="string">
            <text:p>/trunk/src/com/eteks/sweethome3d/j3d/HomePieceOfFurniture3D.java</text:p>
          </table:table-cell>
          <table:table-cell office:value-type="float" office:value="1" calcext:value-type="float">
            <text:p>1</text:p>
          </table:table-cell>
          <table:table-cell office:value-type="float" office:value="4.76190476190476" calcext:value-type="float">
            <text:p>4.761904761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/trunk/src/com/eteks/sweethome3d/viewcontroller/PlanController.java</text:p>
          </table:table-cell>
          <table:table-cell office:value-type="string" calcext:value-type="string">
            <text:p>/trunk/src/com/eteks/sweethome3d/j3d/Wall3D.java</text:p>
          </table:table-cell>
          <table:table-cell office:value-type="float" office:value="1" calcext:value-type="float">
            <text:p>1</text:p>
          </table:table-cell>
          <table:table-cell office:value-type="float" office:value="4.76190476190476" calcext:value-type="float">
            <text:p>4.761904761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/trunk/src/com/eteks/sweethome3d/swing/TextureChoiceComponent.java</text:p>
          </table:table-cell>
          <table:table-cell office:value-type="string" calcext:value-type="string">
            <text:p>/trunk/src/com/eteks/sweethome3d/swing/BackgroundImageWizardStepsPanel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/com/eteks/sweethome3d/swing/TextureChoiceComponent.java</text:p>
          </table:table-cell>
          <table:table-cell office:value-type="string" calcext:value-type="string">
            <text:p>/trunk/src/com/eteks/sweethome3d/swing/ImportedFurnitureWizardStepsPanel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/com/eteks/sweethome3d/swing/ModelPreviewComponent.java</text:p>
          </table:table-cell>
          <table:table-cell office:value-type="string" calcext:value-type="string">
            <text:p>/trunk/src/com/eteks/sweethome3d/swing/ImportedFurnitureWizardStepsPanel.java</text:p>
          </table:table-cell>
          <table:table-cell office:value-type="float" office:value="1" calcext:value-type="float">
            <text:p>1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/com/eteks/sweethome3d/SweetHome3D.java</text:p>
          </table:table-cell>
          <table:table-cell office:value-type="string" calcext:value-type="string">
            <text:p>/trunk/src/com/eteks/sweethome3d/applet/AppletApplication.java</text:p>
          </table:table-cell>
          <table:table-cell office:value-type="float" office:value="1" calcext:value-type="float">
            <text:p>1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/com/eteks/sweethome3d/viewcontroller/PlanView.java</text:p>
          </table:table-cell>
          <table:table-cell office:value-type="string" calcext:value-type="string">
            <text:p>/trunk/src/com/eteks/sweethome3d/swing/HomePane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viewcontroller/PlanView.java</text:p>
          </table:table-cell>
          <table:table-cell office:value-type="string" calcext:value-type="string">
            <text:p>/trunk/src/com/eteks/sweethome3d/swing/PlanComponent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model/PieceOfFurniture.java</text:p>
          </table:table-cell>
          <table:table-cell office:value-type="string" calcext:value-type="string">
            <text:p>/trunk/src/com/eteks/sweethome3d/io/DefaultFurnitureCatalog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model/PieceOfFurniture.java</text:p>
          </table:table-cell>
          <table:table-cell office:value-type="string" calcext:value-type="string">
            <text:p>/trunk/src/com/eteks/sweethome3d/model/CatalogDoorOrWindow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test/com/eteks/sweethome3d/junit/HomeControllerTest.java</text:p>
          </table:table-cell>
          <table:table-cell office:value-type="string" calcext:value-type="string">
            <text:p>/trunk/test/com/eteks/sweethome3d/junit/TransferHandlerTest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/com/eteks/sweethome3d/model/UserPreferences.java</text:p>
          </table:table-cell>
          <table:table-cell office:value-type="string" calcext:value-type="string">
            <text:p>/trunk/src/com/eteks/sweethome3d/applet/AppletUserPreferenc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/com/eteks/sweethome3d/viewcontroller/ViewFactory.java</text:p>
          </table:table-cell>
          <table:table-cell office:value-type="string" calcext:value-type="string">
            <text:p>/trunk/src/com/eteks/sweethome3d/SweetHome3DBootstrap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test/com/eteks/sweethome3d/junit/UserPreferencesPanelTest.java</text:p>
          </table:table-cell>
          <table:table-cell office:value-type="string" calcext:value-type="string">
            <text:p>/trunk/src/com/eteks/sweethome3d/j3d/HomePieceOfFurniture3D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test/com/eteks/sweethome3d/junit/UserPreferencesPanelTest.java</text:p>
          </table:table-cell>
          <table:table-cell office:value-type="string" calcext:value-type="string">
            <text:p>/trunk/src/com/eteks/sweethome3d/j3d/OBJWriter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/com/eteks/sweethome3d/model/Home.java</text:p>
          </table:table-cell>
          <table:table-cell office:value-type="string" calcext:value-type="string">
            <text:p>/trunk/src/com/eteks/sweethome3d/SweetHome3DBootstrap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/com/eteks/sweethome3d/tools/TemporaryURLContent.java</text:p>
          </table:table-cell>
          <table:table-cell office:value-type="string" calcext:value-type="string">
            <text:p>/trunk/src/com/eteks/sweethome3d/io/DefaultHomeInputStream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tools/TemporaryURLContent.java</text:p>
          </table:table-cell>
          <table:table-cell office:value-type="string" calcext:value-type="string">
            <text:p>/trunk/src/com/eteks/sweethome3d/io/DefaultHomeOutputStream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j3d/HomePieceOfFurniture3D.java</text:p>
          </table:table-cell>
          <table:table-cell office:value-type="string" calcext:value-type="string">
            <text:p>/trunk/src/com/eteks/sweethome3d/j3d/OBJWriter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/com/eteks/sweethome3d/j3d/HomePieceOfFurniture3D.java</text:p>
          </table:table-cell>
          <table:table-cell office:value-type="string" calcext:value-type="string">
            <text:p>/trunk/src/com/eteks/sweethome3d/j3d/PhotoRenderer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test/com/eteks/sweethome3d/junit/HomeFurniturePanelTest.java</text:p>
          </table:table-cell>
          <table:table-cell office:value-type="string" calcext:value-type="string">
            <text:p>/trunk/src/com/eteks/sweethome3d/j3d/HomePieceOfFurniture3D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test/com/eteks/sweethome3d/junit/HomeFurniturePanelTest.java</text:p>
          </table:table-cell>
          <table:table-cell office:value-type="string" calcext:value-type="string">
            <text:p>/trunk/src/com/eteks/sweethome3d/j3d/OBJWriter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/com/eteks/sweethome3d/j3d/Wall3D.java</text:p>
          </table:table-cell>
          <table:table-cell office:value-type="string" calcext:value-type="string">
            <text:p>/trunk/src/com/eteks/sweethome3d/j3d/HomePieceOfFurniture3D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/com/eteks/sweethome3d/j3d/Wall3D.java</text:p>
          </table:table-cell>
          <table:table-cell office:value-type="string" calcext:value-type="string">
            <text:p>/trunk/src/com/eteks/sweethome3d/model/Home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/com/eteks/sweethome3d/tools/ExtensionsClassLoader.java</text:p>
          </table:table-cell>
          <table:table-cell office:value-type="string" calcext:value-type="string">
            <text:p>/trunk/src/com/eteks/sweethome3d/io/DefaultHomeInputStream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/com/eteks/sweethome3d/tools/ExtensionsClassLoader.java</text:p>
          </table:table-cell>
          <table:table-cell office:value-type="string" calcext:value-type="string">
            <text:p>/trunk/src/com/eteks/sweethome3d/io/DefaultHomeOutputStream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/com/eteks/sweethome3d/j3d/ModelManager.java</text:p>
          </table:table-cell>
          <table:table-cell office:value-type="string" calcext:value-type="string">
            <text:p>/trunk/src/com/eteks/sweethome3d/swing/ModelPreviewComponent.java</text:p>
          </table:table-cell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trunk/src/com/eteks/sweethome3d/io/DefaultHomeInputStream.java</text:p>
          </table:table-cell>
          <table:table-cell office:value-type="string" calcext:value-type="string">
            <text:p>/trunk/src/com/eteks/sweethome3d/io/DefaultHomeOutputStream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viewcontroller/VideoController.java</text:p>
          </table:table-cell>
          <table:table-cell office:value-type="string" calcext:value-type="string">
            <text:p>/trunk/src/com/eteks/sweethome3d/SweetHome3DBootstrap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model/CatalogDoorOrWindow.java</text:p>
          </table:table-cell>
          <table:table-cell office:value-type="string" calcext:value-type="string">
            <text:p>/trunk/src/com/eteks/sweethome3d/io/DefaultFurnitureCatalog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model/CatalogDoorOrWindow.java</text:p>
          </table:table-cell>
          <table:table-cell office:value-type="string" calcext:value-type="string">
            <text:p>/trunk/src/com/eteks/sweethome3d/model/CatalogLigh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model/HomeTexture.java</text:p>
          </table:table-cell>
          <table:table-cell office:value-type="string" calcext:value-type="string">
            <text:p>/trunk/src/com/eteks/sweethome3d/j3d/HomePieceOfFurniture3D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model/HomeTexture.java</text:p>
          </table:table-cell>
          <table:table-cell office:value-type="string" calcext:value-type="string">
            <text:p>/trunk/src/com/eteks/sweethome3d/j3d/OBJWrit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model/Camera.java</text:p>
          </table:table-cell>
          <table:table-cell office:value-type="string" calcext:value-type="string">
            <text:p>/trunk/src/com/eteks/sweethome3d/SweetHome3DBootstrap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SweetHome3DBootstrap.java</text:p>
          </table:table-cell>
          <table:table-cell office:value-type="string" calcext:value-type="string">
            <text:p>/trunk/src/com/eteks/sweethome3d/applet/SweetHome3DApplet.java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/com/eteks/sweethome3d/io/HomeFileRecorder.java</text:p>
          </table:table-cell>
          <table:table-cell office:value-type="string" calcext:value-type="string">
            <text:p>/trunk/src/com/eteks/sweethome3d/io/DefaultHomeInputStream.java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trunk/src/com/eteks/sweethome3d/io/HomeFileRecorder.java</text:p>
          </table:table-cell>
          <table:table-cell office:value-type="string" calcext:value-type="string">
            <text:p>/trunk/src/com/eteks/sweethome3d/io/DefaultHomeOutputStream.java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trunk/test/com/eteks/sweethome3d/junit/PackageDependenciesTest.java</text:p>
          </table:table-cell>
          <table:table-cell office:value-type="string" calcext:value-type="string">
            <text:p>/trunk/src/com/eteks/sweethome3d/SweetHome3DBootstrap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model/HomePieceOfFurniture.java</text:p>
          </table:table-cell>
          <table:table-cell office:value-type="string" calcext:value-type="string">
            <text:p>/trunk/src/com/eteks/sweethome3d/io/DefaultFurnitureCatalog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/com/eteks/sweethome3d/model/HomePieceOfFurniture.java</text:p>
          </table:table-cell>
          <table:table-cell office:value-type="string" calcext:value-type="string">
            <text:p>/trunk/src/com/eteks/sweethome3d/j3d/HomePieceOfFurniture3D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/com/eteks/sweethome3d/model/CatalogPieceOfFurniture.java</text:p>
          </table:table-cell>
          <table:table-cell office:value-type="string" calcext:value-type="string">
            <text:p>/trunk/src/com/eteks/sweethome3d/io/DefaultFurnitureCatalog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model/CatalogPieceOfFurniture.java</text:p>
          </table:table-cell>
          <table:table-cell office:value-type="string" calcext:value-type="string">
            <text:p>/trunk/src/com/eteks/sweethome3d/model/CatalogDoorOrWindow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viewcontroller/ContentManager.java</text:p>
          </table:table-cell>
          <table:table-cell office:value-type="string" calcext:value-type="string">
            <text:p>/trunk/src/com/eteks/sweethome3d/SweetHome3DBootstrap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/com/eteks/sweethome3d/swing/JPEGImagesToVideo.java</text:p>
          </table:table-cell>
          <table:table-cell office:value-type="string" calcext:value-type="string">
            <text:p>/trunk/src/com/eteks/sweethome3d/SweetHome3DBootstrap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model/HomeEnvironment.java</text:p>
          </table:table-cell>
          <table:table-cell office:value-type="string" calcext:value-type="string">
            <text:p>/trunk/src/com/eteks/sweethome3d/SweetHome3DBootstrap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/com/eteks/sweethome3d/j3d/OBJWriter.java</text:p>
          </table:table-cell>
          <table:table-cell office:value-type="string" calcext:value-type="string">
            <text:p>/trunk/src/com/eteks/sweethome3d/j3d/PhotoRenderer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/com/eteks/sweethome3d/applet/SweetHome3DApplet.java</text:p>
          </table:table-cell>
          <table:table-cell office:value-type="string" calcext:value-type="string">
            <text:p>/trunk/src/com/eteks/sweethome3d/SweetHome3DBootstrap.java</text:p>
          </table:table-cell>
          <table:table-cell office:value-type="float" office:value="0" calcext:value-type="float">
            <text:p>0</text:p>
          </table:table-cell>
          <table:table-cell office:value-type="float" office:value="17.6470588235294" calcext:value-type="float">
            <text:p>17.647058823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/trunk/src/com/eteks/sweethome3d/io/DefaultFurnitureCatalog.java</text:p>
          </table:table-cell>
          <table:table-cell office:value-type="string" calcext:value-type="string">
            <text:p>/trunk/src/com/eteks/sweethome3d/applet/AppletUserPreferences.java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trunk/src/com/eteks/sweethome3d/model/CatalogLight.java</text:p>
          </table:table-cell>
          <table:table-cell office:value-type="string" calcext:value-type="string">
            <text:p>/trunk/src/com/eteks/sweethome3d/io/DefaultFurnitureCatalog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model/CatalogLight.java</text:p>
          </table:table-cell>
          <table:table-cell office:value-type="string" calcext:value-type="string">
            <text:p>/trunk/src/com/eteks/sweethome3d/model/CatalogDoorOrWindow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/com/eteks/sweethome3d/model/HomeFurnitureGroup.java</text:p>
          </table:table-cell>
          <table:table-cell office:value-type="string" calcext:value-type="string">
            <text:p>/trunk/src/com/eteks/sweethome3d/j3d/HomePieceOfFurniture3D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/com/eteks/sweethome3d/model/HomeFurnitureGroup.java</text:p>
          </table:table-cell>
          <table:table-cell office:value-type="string" calcext:value-type="string">
            <text:p>/trunk/src/com/eteks/sweethome3d/j3d/OBJWriter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/com/eteks/sweethome3d/j3d/PhotoRenderer.java</text:p>
          </table:table-cell>
          <table:table-cell office:value-type="string" calcext:value-type="string">
            <text:p>/trunk/src/com/eteks/sweethome3d/j3d/HomePieceOfFurniture3D.java</text:p>
          </table:table-cell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/com/eteks/sweethome3d/j3d/PhotoRenderer.java</text:p>
          </table:table-cell>
          <table:table-cell office:value-type="string" calcext:value-type="string">
            <text:p>/trunk/src/com/eteks/sweethome3d/j3d/OBJWriter.java</text:p>
          </table:table-cell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/com/eteks/sweethome3d/swing/AutoCommitSpinner.java</text:p>
          </table:table-cell>
          <table:table-cell office:value-type="string" calcext:value-type="string">
            <text:p>/trunk/test/com/eteks/sweethome3d/junit/HomeFurniturePanelTest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/com/eteks/sweethome3d/applet/SweetHome3DViewer.java</text:p>
          </table:table-cell>
          <table:table-cell office:value-type="string" calcext:value-type="string">
            <text:p>/trunk/src/com/eteks/sweethome3d/SweetHome3DBootstrap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/com/eteks/sweethome3d/applet/SweetHome3DViewer.java</text:p>
          </table:table-cell>
          <table:table-cell office:value-type="string" calcext:value-type="string">
            <text:p>/trunk/src/com/eteks/sweethome3d/applet/SweetHome3DApplet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  <table:database-ranges>
        <table:database-range table:name="__Anonymous_Sheet_DB__0" table:target-range-address="Sheet1.A1:Sheet1.F167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5T16:03:51.288408219</dc:date>
    <meta:document-statistic meta:table-count="1" meta:cell-count="1002" meta:object-count="0"/>
    <meta:generator>LibreOffice/4.2.7.2$Linux_X86_64 LibreOffice_project/420m0$Build-2</meta:generator>
  </office:meta>
</office:document-meta>
</file>